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9000000766424E3C1622CF6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47cm" svg:height="3.121cm" svg:x="2.241cm" svg:y="13.369cm">
          <draw:image xlink:href="Pictures/1000000100000279000000766424E3C1622CF67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4:40:44.590029456</meta:creation-date>
    <dc:date>2025-04-11T14:43:17.890190400</dc:date>
    <meta:editing-duration>PT32S</meta:editing-duration>
    <meta:editing-cycles>1</meta:editing-cycles>
    <meta:document-statistic meta:object-count="1"/>
    <meta:generator>LibreOffice/7.4.7.2$Linux_X86_64 LibreOffice_project/40$Build-2</meta:generator>
  </office:meta>
</office:document-meta>
</file>